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45dc" officeooo:paragraph-rsid="001845dc"/>
    </style:style>
    <style:style style:name="P2" style:family="paragraph" style:parent-style-name="Standard">
      <style:text-properties officeooo:rsid="0019f2f4" officeooo:paragraph-rsid="0019f2f4"/>
    </style:style>
    <style:style style:name="T1" style:family="text">
      <style:text-properties officeooo:rsid="0019f2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banking system uses three classes</text:p>
      <text:p text:style-name="P1">i) insufficientfunds = called in exception</text:p>
      <text:p text:style-name="P1"/>
      <text:p text:style-name="P1">ii) bank = which is <text:span text:style-name="T1">the core</text:span> of the program. <text:span text:style-name="T1">It is</text:span> called directly in the main section. <text:span text:style-name="T1">It performs operations which are declared in the class account using an object of the class account.</text:span></text:p>
      <text:p text:style-name="P2"/>
      <text:p text:style-name="P1">iii) account = <text:s/>has information such as firstname, last name, account number, balance. <text:span text:style-name="T1">It performs operation like deposit, withdrawl, storing and retrieval of information entered during runtime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16:27:44.036147857</meta:creation-date>
    <dc:date>2020-06-21T16:47:26.602715549</dc:date>
    <meta:editing-duration>PT4M32S</meta:editing-duration>
    <meta:editing-cycles>1</meta:editing-cycles>
    <meta:document-statistic meta:table-count="0" meta:image-count="0" meta:object-count="0" meta:page-count="1" meta:paragraph-count="4" meta:word-count="74" meta:character-count="462" meta:non-whitespace-character-count="390"/>
    <meta:generator>LibreOffice/4.2.8.2$Linux_X86_64 LibreOffice_project/420m0$Build-2</meta:generator>
  </office:meta>
</office:document-meta>
</file>